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1">
      <style:paragraph-properties style:writing-mode="lr-tb"/>
      <style:text-properties style:font-name="arial"/>
    </style:style>
    <style:style style:name="P2" style:family="paragraph" style:parent-style-name="Heading_20_2">
      <style:paragraph-properties style:writing-mode="lr-tb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Text_20_body" style:list-style-name="L2">
      <style:paragraph-properties style:writing-mode="lr-tb"/>
    </style:style>
    <style:style style:name="P6" style:family="paragraph" style:parent-style-name="Text_20_body" style:list-style-name="L3">
      <style:paragraph-properties style:writing-mode="lr-tb"/>
    </style:style>
    <style:style style:name="P7" style:family="paragraph" style:parent-style-name="Text_20_body" style:list-style-name="L4">
      <style:paragraph-properties style:writing-mode="lr-tb"/>
    </style:style>
    <style:style style:name="P8" style:family="paragraph" style:parent-style-name="Text_20_body" style:list-style-name="L5">
      <style:paragraph-properties style:writing-mode="lr-tb"/>
    </style:style>
    <style:style style:name="P9" style:family="paragraph" style:parent-style-name="Text_20_body" style:list-style-name="L6">
      <style:paragraph-properties style:writing-mode="lr-tb"/>
    </style:style>
    <style:style style:name="P10" style:family="paragraph" style:parent-style-name="Text_20_body" style:list-style-name="L7">
      <style:paragraph-properties style:writing-mode="lr-tb"/>
    </style:style>
    <style:style style:name="P11" style:family="paragraph" style:parent-style-name="Text_20_body" style:list-style-name="L8">
      <style:paragraph-properties style:writing-mode="lr-tb"/>
    </style:style>
    <style:style style:name="P12" style:family="paragraph" style:parent-style-name="Text_20_body" style:list-style-name="L10">
      <style:paragraph-properties style:writing-mode="lr-tb"/>
    </style:style>
    <style:style style:name="P13" style:family="paragraph" style:parent-style-name="Text_20_body" style:list-style-name="L11">
      <style:paragraph-properties style:writing-mode="lr-tb"/>
    </style:style>
    <style:style style:name="P14" style:family="paragraph" style:parent-style-name="Text_20_body" style:list-style-name="L2">
      <style:paragraph-properties style:writing-mode="lr-tb"/>
      <style:text-properties style:font-name="arial"/>
    </style:style>
    <style:style style:name="P15" style:family="paragraph" style:parent-style-name="Text_20_body" style:list-style-name="L3">
      <style:paragraph-properties style:writing-mode="lr-tb"/>
      <style:text-properties style:font-name="arial"/>
    </style:style>
    <style:style style:name="P16" style:family="paragraph" style:parent-style-name="Text_20_body" style:list-style-name="L6">
      <style:paragraph-properties style:writing-mode="lr-tb"/>
      <style:text-properties style:font-name="arial"/>
    </style:style>
    <style:style style:name="P17" style:family="paragraph" style:parent-style-name="Text_20_body" style:list-style-name="L8">
      <style:paragraph-properties style:writing-mode="lr-tb"/>
      <style:text-properties style:font-name="arial"/>
    </style:style>
    <style:style style:name="P18" style:family="paragraph" style:parent-style-name="Text_20_body" style:list-style-name="L11">
      <style:paragraph-properties style:writing-mode="lr-tb"/>
      <style:text-properties style:font-name="arial"/>
    </style:style>
    <style:style style:name="P19" style:family="paragraph" style:parent-style-name="Text_20_body">
      <style:paragraph-properties fo:text-align="justify" style:justify-single-word="false" style:writing-mode="lr-tb"/>
    </style:style>
    <style:style style:name="P20" style:family="paragraph" style:parent-style-name="Text_20_body" style:list-style-name="L6">
      <style:paragraph-properties fo:text-align="justify" style:justify-single-word="false" style:writing-mode="lr-tb"/>
    </style:style>
    <style:style style:name="P21" style:family="paragraph" style:parent-style-name="Text_20_body" style:list-style-name="L5">
      <style:paragraph-properties fo:text-align="justify" style:justify-single-word="false" style:writing-mode="lr-tb"/>
    </style:style>
    <style:style style:name="P22" style:family="paragraph" style:parent-style-name="Text_20_body" style:list-style-name="L2">
      <style:paragraph-properties fo:text-align="justify" style:justify-single-word="false" style:writing-mode="lr-tb"/>
    </style:style>
    <style:style style:name="P23" style:family="paragraph" style:parent-style-name="Text_20_body" style:list-style-name="L1">
      <style:paragraph-properties fo:text-align="justify" style:justify-single-word="false" style:writing-mode="lr-tb"/>
    </style:style>
    <style:style style:name="P24" style:family="paragraph" style:parent-style-name="Text_20_body" style:list-style-name="L9">
      <style:paragraph-properties fo:text-align="justify" style:justify-single-word="false" style:writing-mode="lr-tb"/>
    </style:style>
    <style:style style:name="P25" style:family="paragraph" style:parent-style-name="Text_20_body" style:list-style-name="L10">
      <style:paragraph-properties fo:text-align="justify" style:justify-single-word="false" style:writing-mode="lr-tb"/>
    </style:style>
    <style:style style:name="T1" style:family="text">
      <style:text-properties officeooo:rsid="00098d8f"/>
    </style:style>
    <style:style style:name="T2" style:family="text">
      <style:text-properties officeooo:rsid="0009a7e8"/>
    </style:style>
    <style:style style:name="T3" style:family="text">
      <style:text-properties style:font-name="arial"/>
    </style:style>
    <style:style style:name="T4" style:family="text">
      <style:text-properties style:font-name="arial" officeooo:rsid="00098d8f"/>
    </style:style>
    <style:style style:name="T5" style:family="text">
      <style:text-properties style:font-name="arial" officeooo:rsid="0009a7e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 Enigma de Turing</text:h>
      <text:p text:style-name="P4"><text:span text:style-name="Strong_20_Emphasis"><text:span text:style-name="T3">Gênero</text:span></text:span><text:span text:style-name="T3">: Mistério / Educação Interativa<text:line-break/></text:span><text:span text:style-name="Strong_20_Emphasis"><text:span text:style-name="T3">Plataforma</text:span></text:span><text:span text:style-name="T3">: VR (Simulação Educacional Simplificada)<text:line-break/></text:span><text:span text:style-name="Strong_20_Emphasis"><text:span text:style-name="T3">Público-Alvo</text:span></text:span><text:span text:style-name="T3">: Estudantes, entusiastas de computação e história</text:span></text:p>
      <text:h text:style-name="P2" text:outline-level="2">Introdução (Ato 1 - A Chamada para a Aventura)</text:h>
      <text:p text:style-name="P19"><text:span text:style-name="Strong_20_Emphasis"><text:span text:style-name="T3">Local</text:span></text:span><text:span text:style-name="T3">: Um escritório em Bletchley Park, Inglaterra, 1940. Estantes de madeira repletas de livros, mapas militares pendurados nas paredes, documentos espalhados por mesas e no chão rangente, e um rádio transmitindo notícias da Segunda Guerra Mundial. Lâmpadas antigas criam uma atmosfera de segredo e urgência.</text:span></text:p>
      <text:p text:style-name="P4"><text:span text:style-name="Strong_20_Emphasis"><text:span text:style-name="T3">Detalhes Imersivos</text:span></text:span><text:span text:style-name="T3">:</text:span></text:p>
      <text:list xml:id="list4046077494" text:style-name="L1">
        <text:list-item>
          <text:p text:style-name="P23"><text:span text:style-name="Strong_20_Emphasis"><text:span text:style-name="T3">Mapas Interativos</text:span></text:span><text:span text:style-name="T3">: Mapas nas paredes mostram frentes de batalha; o jogador pode tocar (em VR) para mover peças de exércitos, contextualizando a guerra.</text:span></text:p>
        </text:list-item>
        <text:list-item>
          <text:p text:style-name="P23"><text:span text:style-name="Strong_20_Emphasis"><text:span text:style-name="T3">Documentos</text:span></text:span><text:span text:style-name="T3">: Jornais com manchetes reais (ex.: “Blitz em Londres intensifica”) podem ser lidos para imersão.</text:span></text:p>
        </text:list-item>
        <text:list-item>
          <text:p text:style-name="P23"><text:span text:style-name="Strong_20_Emphasis"><text:span text:style-name="T3">Easter Eggs</text:span></text:span><text:span text:style-name="T3">: Objetos escondidos, como uma carta de Alan Turing ou um esboço da Enigma, revelam dicas ou curiosidades históricas.</text:span></text:p>
        </text:list-item>
        <text:list-item>
          <text:p text:style-name="P23"><text:span text:style-name="Strong_20_Emphasis"><text:span text:style-name="T3">Som Ambiente</text:span></text:span><text:span text:style-name="T3">: O rádio alterna entre notícias e música dos anos 40; o chão range com os movimentos do jogador.</text:span></text:p>
        </text:list-item>
      </text:list>
      <text:p text:style-name="P19"><text:span text:style-name="Strong_20_Emphasis"><text:span text:style-name="T3">Cenário Inicial</text:span></text:span><text:span text:style-name="T3">: Você é um jovem criptógrafo recrutado para a equipe de inteligência de Bletchley Park, no projeto secreto de decifração de códigos nazistas. O escritório está movimentado, com criptógrafos (NPCs) trabalhando freneticamente. Alan Turing, seu mentor, está ao centro, analisando anotações crípticas.</text:span></text:p>
      <text:p text:style-name="P4"><text:span text:style-name="Strong_20_Emphasis"><text:span text:style-name="T3">Objetivo Inicial</text:span></text:span><text:span text:style-name="T3">:</text:span></text:p>
      <text:list xml:id="list1621782338" text:style-name="L2">
        <text:list-item>
          <text:p text:style-name="P22"><text:span text:style-name="Strong_20_Emphasis"><text:span text:style-name="T3">Teste de Admissão </text:span></text:span><text:span text:style-name="Strong_20_Emphasis"><text:span text:style-name="T4">(Tutorial) </text:span></text:span><text:span text:style-name="T3">: Para provar seu valor, você resolve um enigma em um painel VR simples, que exibe uma fita flutuante com cinco células vazias ([ ] [ ] [ ] [ ] [ ]). Você, anda sobre a fita (visualizada no chão) e altera símbolos diretamente. Sua tarefa é preencher todas as células com [O], resultando em [O] [O] [O] [O] [O].</text:span></text:p>
          <text:list>
            <text:list-item>
              <text:p text:style-name="P5"><text:span text:style-name="Strong_20_Emphasis"><text:span text:style-name="T3">Regras</text:span></text:span><text:span text:style-name="T3">:</text:span></text:p>
              <text:list>
                <text:list-item>
                  <text:p text:style-name="P14">Mova-se célula por célula (esquerda/direita) com gestos VR (ex.: apontar para andar).</text:p>
                </text:list-item>
                <text:list-item>
                  <text:p text:style-name="P14">Altere [ ] para [O] tocando a célula com um gesto simples.</text:p>
                </text:list-item>
                <text:list-item>
                  <text:p text:style-name="P14">Complete o padrão em até 10 movimentos, ou NPCs (incluindo Turing) expressam dúvidas.</text:p>
                </text:list-item>
              </text:list>
            </text:list-item>
            <text:list-item>
              <text:p text:style-name="P22"><text:span text:style-name="Strong_20_Emphasis"><text:span text:style-name="T3">Feedback</text:span></text:span><text:span text:style-name="T3">: Sucesso acende luzes verdes no painel; erros acionam luzes vermelhas e comentários de NPCs (ex.: “Revise seus passos!”).</text:span></text:p>
            </text:list-item>
            <text:list-item>
              <text:p text:style-name="P5"><text:soft-page-break/><text:span text:style-name="Strong_20_Emphasis"><text:span text:style-name="T3">Séptupla Completa</text:span></text:span><text:span text:style-name="T3">:</text:span></text:p>
              <text:list>
                <text:list-item>
                  <text:p text:style-name="P14">( Q = {q0, qwrite, qcheck, qaccept, qreject} )</text:p>
                </text:list-item>
                <text:list-item>
                  <text:p text:style-name="P5"><text:span text:style-name="Strong_20_Emphasis"><text:span text:style-name="T3">Alfabeto de entrada</text:span></text:span><text:span text:style-name="T3">: {[ ]}</text:span></text:p>
                </text:list-item>
                <text:list-item>
                  <text:p text:style-name="P5"><text:span text:style-name="Strong_20_Emphasis"><text:span text:style-name="T3">Alfabeto da fita</text:span></text:span><text:span text:style-name="T3">: {[ ], [O]}</text:span></text:p>
                </text:list-item>
                <text:list-item>
                  <text:p text:style-name="P5"><text:span text:style-name="Strong_20_Emphasis"><text:span text:style-name="T3">Função de transição</text:span></text:span><text:span text:style-name="T3">: Define escrita de [O] e movimento do jogador.</text:span></text:p>
                </text:list-item>
                <text:list-item>
                  <text:p text:style-name="P5"><text:span text:style-name="Strong_20_Emphasis"><text:span text:style-name="T3">Estado inicial</text:span></text:span><text:span text:style-name="T3">: q0</text:span></text:p>
                </text:list-item>
                <text:list-item>
                  <text:p text:style-name="P5"><text:span text:style-name="Strong_20_Emphasis"><text:span text:style-name="T3">Símbolo branco</text:span></text:span><text:span text:style-name="T3">: [ ]</text:span></text:p>
                </text:list-item>
                <text:list-item>
                  <text:p text:style-name="P5"><text:span text:style-name="Strong_20_Emphasis"><text:span text:style-name="T3">Estados finais</text:span></text:span><text:span text:style-name="T3">: {qaccept, qreject}</text:span></text:p>
                </text:list-item>
              </text:list>
            </text:list-item>
          </text:list>
        </text:list-item>
        <text:list-item>
          <text:p text:style-name="P22"><text:span text:style-name="Strong_20_Emphasis"><text:span text:style-name="T3">Introdução à Máquina de Turing</text:span></text:span><text:span text:style-name="T3">: Após o teste, Turing (NPC interativo) explica os fundamentos de uma Máquina de Turing: fita, cabeçote (o jogador), estados, transições e símbolo branco. Ele destaca que o símbolo branco ([ ]) representa células não marcadas, usadas para verificar o fim da fita.</text:span></text:p>
        </text:list-item>
        <text:list-item>
          <text:p text:style-name="P22"><text:span text:style-name="Strong_20_Emphasis"><text:span text:style-name="T3">Próximas Tarefas</text:span></text:span><text:span text:style-name="T3">: Turing avisa que o teste é </text:span><text:span text:style-name="T4">apenas o </text:span><text:span text:style-name="T3">primeiro passo. Você será levado a um laboratório para desafios mais complexos, onde continuará </text:span><text:span text:style-name="T4">resolvendo desafios cada vez mais complexos</text:span><text:span text:style-name="T3">, movendo-se e alterando a fita para decifrar códigos, </text:span><text:span text:style-name="T4">nazistas</text:span><text:span text:style-name="T3">.</text:span></text:p>
        </text:list-item>
      </text:list>
      <text:p text:style-name="P4"><text:span text:style-name="Strong_20_Emphasis"><text:span text:style-name="T3">Interatividade</text:span></text:span><text:span text:style-name="T3">:</text:span></text:p>
      <text:list xml:id="list624367489" text:style-name="L3">
        <text:list-item>
          <text:p text:style-name="P15">Explore o escritório tocando objetos (ex.: documentos, mapas) com gestos VR.</text:p>
        </text:list-item>
        <text:list-item>
          <text:p text:style-name="P15">Converse com NPCs via seleção de diálogo simples para dicas ou contexto histórico.</text:p>
        </text:list-item>
        <text:list-item>
          <text:p text:style-name="P6"><text:span text:style-name="Strong_20_Emphasis"><text:span text:style-name="T3">Eventos Dinâmicos</text:span></text:span><text:span text:style-name="T3">: O rádio pode anunciar um ataque aéreo, pausando o desafio brevemente.</text:span></text:p>
        </text:list-item>
        <text:list-item>
          <text:p text:style-name="P6"><text:span text:style-name="Strong_20_Emphasis"><text:span text:style-name="T3">Jogador como Cabeçote</text:span></text:span><text:span text:style-name="T3">: Você anda sobre a fita (células iluminadas no chão), usando gestos para mover-se e alterar símbolos (ex.: tocar para mudar [ ] para [O]).</text:span></text:p>
        </text:list-item>
      </text:list>
      <text:p text:style-name="P4"><text:span text:style-name="Strong_20_Emphasis"><text:span text:style-name="T3">Ensinamento sobre Máquinas de Turing</text:span></text:span><text:span text:style-name="T3">:</text:span></text:p>
      <text:list xml:id="list568254833" text:style-name="L4">
        <text:list-item>
          <text:p text:style-name="P7"><text:span text:style-name="Strong_20_Emphasis"><text:span text:style-name="T3">Escrita na Fita</text:span></text:span><text:span text:style-name="T3">: Alterar [ ] para [O] ensina a operação de escrita.</text:span></text:p>
        </text:list-item>
        <text:list-item>
          <text:p text:style-name="P7"><text:span text:style-name="Strong_20_Emphasis"><text:span text:style-name="T3">Movimento do Cabeçote</text:span></text:span><text:span text:style-name="T3">: O jogador movendo-se pela fita simula o cabeçote.</text:span></text:p>
        </text:list-item>
        <text:list-item>
          <text:p text:style-name="P7"><text:span text:style-name="Strong_20_Emphasis"><text:span text:style-name="T3">Estados Simples</text:span></text:span><text:span text:style-name="T3">: Introduz estados como qwrite (escrever) e qcheck (verificar).</text:span></text:p>
        </text:list-item>
        <text:list-item>
          <text:p text:style-name="P7"><text:span text:style-name="Strong_20_Emphasis"><text:span text:style-name="T3">Símbolo Branco</text:span></text:span><text:span text:style-name="T3">: O [ ] marca o fim da fita ou células não processadas.</text:span></text:p>
        </text:list-item>
      </text:list>
      <text:h text:style-name="P2" text:outline-level="2">Desenvolvimento (Ato 2 - O Desafio do Decifrador de Códigos)</text:h>
      <text:p text:style-name="P19"><text:span text:style-name="Strong_20_Emphasis"><text:span text:style-name="T3">Local</text:span></text:span><text:span text:style-name="T3">: Um laboratório em Bletchley Park, com paredes de concreto, mesas cobertas de papéis e máquinas de criptografia emitindo sons de engrenagens. Um mapa projetado nas paredes mostra frentes de batalha, e um relógio de contagem regressiva adiciona tensão.</text:span></text:p>
      <text:p text:style-name="P4"><text:soft-page-break/><text:span text:style-name="Strong_20_Emphasis"><text:span text:style-name="T3">Detalhes Imersivos</text:span></text:span><text:span text:style-name="T3">:</text:span></text:p>
      <text:list xml:id="list1784481385" text:style-name="L5">
        <text:list-item>
          <text:p text:style-name="P21"><text:span text:style-name="Strong_20_Emphasis"><text:span text:style-name="T3">Mapa Projetado</text:span></text:span><text:span text:style-name="T3">: Mostra movimentos de tropas; o jogador pode tocar para interagir.</text:span></text:p>
        </text:list-item>
        <text:list-item>
          <text:p text:style-name="P21"><text:span text:style-name="Strong_20_Emphasis"><text:span text:style-name="T3">Máquinas de Fundo</text:span></text:span><text:span text:style-name="T3">: Sons mecânicos reforçam a imersão, sem interação complexa.</text:span></text:p>
        </text:list-item>
        <text:list-item>
          <text:p text:style-name="P21"><text:span text:style-name="Strong_20_Emphasis"><text:span text:style-name="T3">Easter Eggs</text:span></text:span><text:span text:style-name="T3">: Notas ou esboços d</text:span><text:span text:style-name="T4">o</text:span><text:span text:style-name="T3"> Enigma escondidos oferecem detalhes históricos.</text:span></text:p>
        </text:list-item>
        <text:list-item>
          <text:p text:style-name="P8"><text:span text:style-name="Strong_20_Emphasis"><text:span text:style-name="T3">Tensão Ambiental</text:span></text:span><text:span text:style-name="T3">: Relógio e sirenes ocasionais criam urgência.</text:span></text:p>
        </text:list-item>
      </text:list>
      <text:p text:style-name="P19"><text:span text:style-name="Strong_20_Emphasis"><text:span text:style-name="T3">Tarefa Principal</text:span></text:span><text:span text:style-name="T3">: Você acessa um painel VR com uma Máquina de Turing virtual: uma fita (células iluminadas no chão) onde você, como cabeçote, anda, altera símbolos, troca ou pula, conforme as regras. Sua missão é resolver cinco desafios, </text:span><text:span text:style-name="T5">que</text:span><text:span text:style-name="T3"> ensina</text:span><text:span text:style-name="T5">m sobre</text:span><text:span text:style-name="T3"> conceitos de Máquinas de Turing e </text:span><text:span text:style-name="T5">te prepara</text:span><text:span text:style-name="T3"> para decifrar um “código nazista”.</text:span></text:p>
      <text:p text:style-name="P4"><text:span text:style-name="Strong_20_Emphasis"><text:span text:style-name="T3">Desafios</text:span></text:span><text:span text:style-name="T3">:</text:span></text:p>
      <text:list xml:id="list2214353865" text:style-name="L6">
        <text:list-item>
          <text:p text:style-name="P9"><text:span text:style-name="Strong_20_Emphasis"><text:span text:style-name="T3">Fase </text:span></text:span><text:span text:style-name="Strong_20_Emphasis"><text:span text:style-name="T5">1</text:span></text:span><text:span text:style-name="Strong_20_Emphasis"><text:span text:style-name="T3">: Alinhamento de Triângulos</text:span></text:span></text:p>
          <text:list>
            <text:list-item>
              <text:p text:style-name="P20"><text:span text:style-name="Strong_20_Emphasis"><text:span text:style-name="T3">Narrativa</text:span></text:span><text:span text:style-name="T3">: Na sala de operações, Turing explica que um fragmento de código nazista, representado por triângulos [^], foi interceptado em uma transmissão. Para decifrá-lo, você deve alinhar os triângulos à esquerda na fita, simulando a organização de chaves criptográficas para desbloquear uma mensagem inicial. Fita inicial: [ ] [^] [ ] [^] [ ].</text:span></text:p>
            </text:list-item>
            <text:list-item>
              <text:p text:style-name="P9"><text:span text:style-name="Strong_20_Emphasis"><text:span text:style-name="T3">Objetivo</text:span></text:span><text:span text:style-name="T3">: Alinhar triângulos [^] à esquerda, resultando em [^] [^] [ ] [ ] [ ].</text:span></text:p>
            </text:list-item>
            <text:list-item>
              <text:p text:style-name="P9"><text:span text:style-name="Strong_20_Emphasis"><text:span text:style-name="T3">Regras</text:span></text:span><text:span text:style-name="T3">:</text:span></text:p>
              <text:list>
                <text:list-item>
                  <text:p text:style-name="P16">Mova-se célula por célula (gestos VR para esquerda/direita).</text:p>
                </text:list-item>
                <text:list-item>
                  <text:p text:style-name="P16">Troque [^] com uma célula adjacente vazia [ ] tocando ambas.</text:p>
                </text:list-item>
                <text:list-item>
                  <text:p text:style-name="P16">Limite de 8 trocas.</text:p>
                </text:list-item>
              </text:list>
            </text:list-item>
            <text:list-item>
              <text:p text:style-name="P9"><text:span text:style-name="Strong_20_Emphasis"><text:span text:style-name="T3">Séptupla</text:span></text:span><text:span text:style-name="T3">:</text:span></text:p>
              <text:list>
                <text:list-item>
                  <text:p text:style-name="P16">( Q = {q0, qfind, qswap, qcheck, qaccept, qreject} )</text:p>
                </text:list-item>
                <text:list-item>
                  <text:p text:style-name="P9"><text:span text:style-name="Strong_20_Emphasis"><text:span text:style-name="T3">Alfabeto de entrada</text:span></text:span><text:span text:style-name="T3">: {[ ], [^}}</text:span></text:p>
                </text:list-item>
                <text:list-item>
                  <text:p text:style-name="P9"><text:span text:style-name="Strong_20_Emphasis"><text:span text:style-name="T3">Alfabeto da fita</text:span></text:span><text:span text:style-name="T3">: {[ ], [^}}</text:span></text:p>
                </text:list-item>
                <text:list-item>
                  <text:p text:style-name="P9"><text:span text:style-name="Strong_20_Emphasis"><text:span text:style-name="T3">Função de transição</text:span></text:span><text:span text:style-name="T3">: Define busca e troca de símbolos.</text:span></text:p>
                </text:list-item>
                <text:list-item>
                  <text:p text:style-name="P9"><text:span text:style-name="Strong_20_Emphasis"><text:span text:style-name="T3">Estado inicial</text:span></text:span><text:span text:style-name="T3">: q0</text:span></text:p>
                </text:list-item>
                <text:list-item>
                  <text:p text:style-name="P9"><text:span text:style-name="Strong_20_Emphasis"><text:span text:style-name="T3">Símbolo branco</text:span></text:span><text:span text:style-name="T3">: [ ]</text:span></text:p>
                </text:list-item>
                <text:list-item>
                  <text:p text:style-name="P9"><text:span text:style-name="Strong_20_Emphasis"><text:span text:style-name="T3">Estados finais</text:span></text:span><text:span text:style-name="T3">: {qaccept, qreject}</text:span></text:p>
                </text:list-item>
              </text:list>
            </text:list-item>
            <text:list-item>
              <text:p text:style-name="P9"><text:span text:style-name="Strong_20_Emphasis"><text:span text:style-name="T3">Ensinamento</text:span></text:span><text:span text:style-name="T3">: Transições condicionais e manipulação de posições.</text:span></text:p>
            </text:list-item>
            <text:list-item>
              <text:p text:style-name="P9"><text:span text:style-name="Strong_20_Emphasis"><text:span text:style-name="T3">Feedback</text:span></text:span><text:span text:style-name="T3">: Sucesso acende luzes verdes; falhas acionam alertas e comentários de NPCs.</text:span></text:p>
            </text:list-item>
          </text:list>
        </text:list-item>
        <text:list-item>
          <text:p text:style-name="P9"><text:soft-page-break/><text:span text:style-name="Strong_20_Emphasis"><text:span text:style-name="T3">Fase </text:span></text:span><text:span text:style-name="Strong_20_Emphasis"><text:span text:style-name="T5">2</text:span></text:span><text:span text:style-name="Strong_20_Emphasis"><text:span text:style-name="T3">: Decodificação Binária</text:span></text:span></text:p>
          <text:list>
            <text:list-item>
              <text:p text:style-name="P20"><text:span text:style-name="Strong_20_Emphasis"><text:span text:style-name="T3">Narrativa</text:span></text:span><text:span text:style-name="T3">: Turing revela que uma mensagem binária interceptada de um transmissor nazista precisa ser decodificada. Para desativar o código, você deve transformar todos os [1] em [0] na fita, simulando a neutralização de um sinal inimigo. Fita inicial: [1] [0] [1] [1] [0].</text:span></text:p>
            </text:list-item>
            <text:list-item>
              <text:p text:style-name="P9"><text:span text:style-name="Strong_20_Emphasis"><text:span text:style-name="T3">Objetivo</text:span></text:span><text:span text:style-name="T3">: Transformar em [0] [0] [0] [0] [0].</text:span></text:p>
            </text:list-item>
            <text:list-item>
              <text:p text:style-name="P9"><text:span text:style-name="Strong_20_Emphasis"><text:span text:style-name="T3">Regras</text:span></text:span><text:span text:style-name="T3">:</text:span></text:p>
              <text:list>
                <text:list-item>
                  <text:p text:style-name="P16">Mova-se célula por célula.</text:p>
                </text:list-item>
                <text:list-item>
                  <text:p text:style-name="P16">Altere [1] para [0] tocando a célula.</text:p>
                </text:list-item>
                <text:list-item>
                  <text:p text:style-name="P16">Ganhe 1 movimento extra ao alterar [1] adjacente a [0].</text:p>
                </text:list-item>
                <text:list-item>
                  <text:p text:style-name="P16">Limite de 12 movimentos.</text:p>
                </text:list-item>
              </text:list>
            </text:list-item>
            <text:list-item>
              <text:p text:style-name="P9"><text:span text:style-name="Strong_20_Emphasis"><text:span text:style-name="T3">Séptupla</text:span></text:span><text:span text:style-name="T3">:</text:span></text:p>
              <text:list>
                <text:list-item>
                  <text:p text:style-name="P16">( Q = {q0, qwrite, qbonus, qcheck, qaccept, qreject} )</text:p>
                </text:list-item>
                <text:list-item>
                  <text:p text:style-name="P9"><text:span text:style-name="Strong_20_Emphasis"><text:span text:style-name="T3">Alfabeto de entrada</text:span></text:span><text:span text:style-name="T3">: {[0], [1]}</text:span></text:p>
                </text:list-item>
                <text:list-item>
                  <text:p text:style-name="P9"><text:span text:style-name="Strong_20_Emphasis"><text:span text:style-name="T3">Alfabeto da fita</text:span></text:span><text:span text:style-name="T3">: {[0], [1]}</text:span></text:p>
                </text:list-item>
                <text:list-item>
                  <text:p text:style-name="P9"><text:span text:style-name="Strong_20_Emphasis"><text:span text:style-name="T3">Função de transição</text:span></text:span><text:span text:style-name="T3">: Define escrita e bônus.</text:span></text:p>
                </text:list-item>
                <text:list-item>
                  <text:p text:style-name="P9"><text:span text:style-name="Strong_20_Emphasis"><text:span text:style-name="T3">Estado inicial</text:span></text:span><text:span text:style-name="T3">: q0</text:span></text:p>
                </text:list-item>
                <text:list-item>
                  <text:p text:style-name="P9"><text:span text:style-name="Strong_20_Emphasis"><text:span text:style-name="T3">Símbolo branco</text:span></text:span><text:span text:style-name="T3">: [ ]</text:span></text:p>
                </text:list-item>
                <text:list-item>
                  <text:p text:style-name="P9"><text:span text:style-name="Strong_20_Emphasis"><text:span text:style-name="T3">Estados finais</text:span></text:span><text:span text:style-name="T3">: {qaccept, qreject}</text:span></text:p>
                </text:list-item>
              </text:list>
            </text:list-item>
            <text:list-item>
              <text:p text:style-name="P9"><text:span text:style-name="Strong_20_Emphasis"><text:span text:style-name="T3">Ensinamento</text:span></text:span><text:span text:style-name="T3">: Escrita condicional e otimização de recursos.</text:span></text:p>
            </text:list-item>
            <text:list-item>
              <text:p text:style-name="P9"><text:span text:style-name="Strong_20_Emphasis"><text:span text:style-name="T3">Feedback</text:span></text:span><text:span text:style-name="T3">: Sucesso avança a fita; erros geram dicas de NPCs.</text:span></text:p>
            </text:list-item>
          </text:list>
        </text:list-item>
        <text:list-item>
          <text:p text:style-name="P9"><text:span text:style-name="Strong_20_Emphasis"><text:span text:style-name="T3">Fase </text:span></text:span><text:span text:style-name="Strong_20_Emphasis"><text:span text:style-name="T5">3</text:span></text:span><text:span text:style-name="Strong_20_Emphasis"><text:span text:style-name="T3">: Padrão Simétrico</text:span></text:span></text:p>
          <text:list>
            <text:list-item>
              <text:p text:style-name="P20"><text:span text:style-name="Strong_20_Emphasis">Narrativa</text:span>: Turing informa que um dispositivo criptográfico nazista exige um padrão simétrico na fita para alinhar um circuito de decodificação, simulando a ativação de cristais de energia. Fita inicial: [ ] [X] [ ] [X] [ ].</text:p>
            </text:list-item>
            <text:list-item>
              <text:p text:style-name="P9"><text:span text:style-name="Strong_20_Emphasis"><text:span text:style-name="T3">Objetivo</text:span></text:span><text:span text:style-name="T3">: Criar [X] [ ] [X] [ ] [X].</text:span></text:p>
            </text:list-item>
            <text:list-item>
              <text:p text:style-name="P9"><text:span text:style-name="Strong_20_Emphasis"><text:span text:style-name="T3">Regras</text:span></text:span><text:span text:style-name="T3">:</text:span></text:p>
              <text:list>
                <text:list-item>
                  <text:p text:style-name="P16">Mova-se célula por célula.</text:p>
                </text:list-item>
                <text:list-item>
                  <text:p text:style-name="P16">Troque símbolos adjacentes ou insira [X] tocando uma célula vazia.</text:p>
                </text:list-item>
                <text:list-item>
                  <text:p text:style-name="P16">Cada troca custa 1 energia (limite de 5).</text:p>
                </text:list-item>
                <text:list-item>
                  <text:p text:style-name="P16">Simetria exata em torno do centro.</text:p>
                </text:list-item>
              </text:list>
            </text:list-item>
            <text:list-item>
              <text:p text:style-name="P9"><text:span text:style-name="Strong_20_Emphasis"><text:span text:style-name="T3">Séptupla:</text:span></text:span></text:p>
              <text:list>
                <text:list-item>
                  <text:p text:style-name="P16">( Q = {q0, qswap, qinsert, qcheck, qaccept, qreject} )</text:p>
                </text:list-item>
                <text:list-item>
                  <text:p text:style-name="P9"><text:soft-page-break/><text:span text:style-name="Strong_20_Emphasis"><text:span text:style-name="T3">Alfabeto de entrada</text:span></text:span><text:span text:style-name="T3">: {[ ], [X]}</text:span></text:p>
                </text:list-item>
                <text:list-item>
                  <text:p text:style-name="P9"><text:span text:style-name="Strong_20_Emphasis"><text:span text:style-name="T3">Alfabeto da fita</text:span></text:span><text:span text:style-name="T3">: {[ ], [X]}</text:span></text:p>
                </text:list-item>
                <text:list-item>
                  <text:p text:style-name="P9"><text:span text:style-name="Strong_20_Emphasis"><text:span text:style-name="T3">Função de transição</text:span></text:span><text:span text:style-name="T3">: Define troca e inserção.</text:span></text:p>
                </text:list-item>
                <text:list-item>
                  <text:p text:style-name="P9"><text:span text:style-name="Strong_20_Emphasis"><text:span text:style-name="T3">Estado inicial</text:span></text:span><text:span text:style-name="T3">: q0</text:span></text:p>
                </text:list-item>
                <text:list-item>
                  <text:p text:style-name="P9"><text:span text:style-name="Strong_20_Emphasis"><text:span text:style-name="T3">Símbolo branco</text:span></text:span><text:span text:style-name="T3">: [ ]</text:span></text:p>
                </text:list-item>
                <text:list-item>
                  <text:p text:style-name="P9"><text:span text:style-name="Strong_20_Emphasis"><text:span text:style-name="T3">Estados finais</text:span></text:span><text:span text:style-name="T3">: {qaccept, qreject}</text:span></text:p>
                </text:list-item>
              </text:list>
            </text:list-item>
            <text:list-item>
              <text:p text:style-name="P9"><text:span text:style-name="Strong_20_Emphasis"><text:span text:style-name="T3">Ensinamento</text:span></text:span><text:span text:style-name="T3">: Manipulação complexa e verificação de padrões.</text:span></text:p>
            </text:list-item>
            <text:list-item>
              <text:p text:style-name="P9"><text:span text:style-name="Strong_20_Emphasis"><text:span text:style-name="T3">Feedback</text:span></text:span><text:span text:style-name="T3">: Sucesso ilumina o painel; erros acionam alertas.</text:span></text:p>
            </text:list-item>
          </text:list>
        </text:list-item>
        <text:list-item>
          <text:p text:style-name="P9"><text:span text:style-name="Strong_20_Emphasis"><text:span text:style-name="T3">Fase </text:span></text:span><text:span text:style-name="Strong_20_Emphasis"><text:span text:style-name="T5">4</text:span></text:span><text:span text:style-name="Strong_20_Emphasis"><text:span text:style-name="T3">: Ordenação Numérica</text:span></text:span></text:p>
          <text:list>
            <text:list-item>
              <text:p text:style-name="P20"><text:span text:style-name="Strong_20_Emphasis">Narrativa</text:span>: Turing revela que uma sequência numérica interceptada de um código nazista deve ser organizada em ordem crescente para ativar um decodificador central, simulando a organização de um núcleo de mecanismo. Fita inicial: [3] [2] [1] [ ] [ ].</text:p>
            </text:list-item>
            <text:list-item>
              <text:p text:style-name="P9"><text:span text:style-name="Strong_20_Emphasis"><text:span text:style-name="T3">Objetivo</text:span></text:span><text:span text:style-name="T3">: Reorganizar para [1] [2] [3] [ ] [ ].</text:span></text:p>
            </text:list-item>
            <text:list-item>
              <text:p text:style-name="P9"><text:span text:style-name="Strong_20_Emphasis"><text:span text:style-name="T3">Regras</text:span></text:span><text:span text:style-name="T3">:</text:span></text:p>
              <text:list>
                <text:list-item>
                  <text:p text:style-name="P16">Mova-se célula por célula.</text:p>
                </text:list-item>
                <text:list-item>
                  <text:p text:style-name="P16">Troque símbolos adjacentes tocando ambos.</text:p>
                </text:list-item>
                <text:list-item>
                  <text:p text:style-name="P16">Limite de 6 cargas de movimento.</text:p>
                </text:list-item>
                <text:list-item>
                  <text:p text:style-name="P16">Marque uma célula com [M] (gesto VR) para rastrear posições.</text:p>
                </text:list-item>
              </text:list>
            </text:list-item>
            <text:list-item>
              <text:p text:style-name="P9"><text:span text:style-name="Strong_20_Emphasis"><text:span text:style-name="T3">Séptupla</text:span></text:span><text:span text:style-name="T3">:</text:span></text:p>
              <text:list>
                <text:list-item>
                  <text:p text:style-name="P16">( Q = {q0, qfind, qswap, qmark, qcheck, qaccept, qreject} )</text:p>
                </text:list-item>
                <text:list-item>
                  <text:p text:style-name="P9"><text:span text:style-name="Strong_20_Emphasis"><text:span text:style-name="T3">Alfabeto de entrada</text:span></text:span><text:span text:style-name="T3">: {[ ], [1], [2], [3]}</text:span></text:p>
                </text:list-item>
                <text:list-item>
                  <text:p text:style-name="P9"><text:span text:style-name="Strong_20_Emphasis"><text:span text:style-name="T3">Alfabeto da fita</text:span></text:span><text:span text:style-name="T3">: {[ ], [1], [2], [3], [M]}</text:span></text:p>
                </text:list-item>
                <text:list-item>
                  <text:p text:style-name="P9"><text:span text:style-name="Strong_20_Emphasis"><text:span text:style-name="T3">Função de transição</text:span></text:span><text:span text:style-name="T3">: Define busca, troca e marcação.</text:span></text:p>
                </text:list-item>
                <text:list-item>
                  <text:p text:style-name="P9"><text:span text:style-name="Strong_20_Emphasis"><text:span text:style-name="T3">Estado inicial</text:span></text:span><text:span text:style-name="T3">: q0</text:span></text:p>
                </text:list-item>
                <text:list-item>
                  <text:p text:style-name="P9"><text:span text:style-name="Strong_20_Emphasis"><text:span text:style-name="T3">Símbolo branco</text:span></text:span><text:span text:style-name="T3">: [ ]</text:span></text:p>
                </text:list-item>
                <text:list-item>
                  <text:p text:style-name="P9"><text:span text:style-name="Strong_20_Emphasis"><text:span text:style-name="T3">Estados finais</text:span></text:span><text:span text:style-name="T3">: {qaccept, qreject}</text:span></text:p>
                </text:list-item>
              </text:list>
            </text:list-item>
            <text:list-item>
              <text:p text:style-name="P9"><text:span text:style-name="Strong_20_Emphasis"><text:span text:style-name="T3">Ensinamento</text:span></text:span><text:span text:style-name="T3">: Memória auxiliar e ordenação.</text:span></text:p>
            </text:list-item>
            <text:list-item>
              <text:p text:style-name="P9"><text:span text:style-name="Strong_20_Emphasis"><text:span text:style-name="T3">Feedback</text:span></text:span><text:span text:style-name="T3">: Sucesso desbloqueia a próxima etapa; erros geram dicas.</text:span></text:p>
            </text:list-item>
          </text:list>
        </text:list-item>
        <text:list-item>
          <text:p text:style-name="P9"><text:span text:style-name="Strong_20_Emphasis"><text:span text:style-name="T3">Fase </text:span></text:span><text:span text:style-name="Strong_20_Emphasis"><text:span text:style-name="T5">5:</text:span></text:span><text:span text:style-name="Strong_20_Emphasis"><text:span text:style-name="T3"> Padrão Repetitivo</text:span></text:span></text:p>
          <text:list>
            <text:list-item>
              <text:p text:style-name="P20"><text:span text:style-name="Strong_20_Emphasis">Narrativa (Adaptada)</text:span>: Na sala de comando, Turing alerta que uma transmissão nazista complexa contém um padrão caótico. Para decifrar a mensagem, você deve reorganizar a fita em um padrão repetitivo [1] [0] [X] [1] [0] [X], simulando a ativação do núcleo central de um dispositivo de criptografia. Fita inicial: [X] [1] [0] [ ] [1] [X] [0] [X] [1] [ ] [0].</text:p>
            </text:list-item>
            <text:list-item>
              <text:p text:style-name="P9"><text:soft-page-break/><text:span text:style-name="Strong_20_Emphasis"><text:span text:style-name="T3">Objetivo</text:span></text:span><text:span text:style-name="T3">: Criar [1] [0] [X] [1] [0] [X] (restantes [ ]).</text:span></text:p>
            </text:list-item>
            <text:list-item>
              <text:p text:style-name="P9"><text:span text:style-name="Strong_20_Emphasis"><text:span text:style-name="T3">Regras</text:span></text:span><text:span text:style-name="T3">:</text:span></text:p>
              <text:list>
                <text:list-item>
                  <text:p text:style-name="P16">Mova-se até 3 células por vez (gesto VR para pular).</text:p>
                </text:list-item>
                <text:list-item>
                  <text:p text:style-name="P16">Limite de 3 trocas, 1 pulo por célula vazia, 1 apagamento ([1], [0], [X] → [ ]).</text:p>
                </text:list-item>
                <text:list-item>
                  <text:p text:style-name="P16">Cada ação consome 1 cristal de energia (limite de 10).</text:p>
                </text:list-item>
              </text:list>
            </text:list-item>
            <text:list-item>
              <text:p text:style-name="P9"><text:span text:style-name="Strong_20_Emphasis"><text:span text:style-name="T3">Séptupla</text:span></text:span><text:span text:style-name="T3">:</text:span></text:p>
              <text:list>
                <text:list-item>
                  <text:p text:style-name="P16">( Q = {q0, qmove, qswap, qerase, qjump, qcheck, qaccept, qreject} )</text:p>
                </text:list-item>
                <text:list-item>
                  <text:p text:style-name="P9"><text:span text:style-name="Strong_20_Emphasis"><text:span text:style-name="T3">Alfabeto de entrada</text:span></text:span><text:span text:style-name="T3">: {[ ], [0], [1], [X]}</text:span></text:p>
                </text:list-item>
                <text:list-item>
                  <text:p text:style-name="P9"><text:span text:style-name="Strong_20_Emphasis"><text:span text:style-name="T3">Alfabeto da fita</text:span></text:span><text:span text:style-name="T3">: {[ ], [0], [1], [X]}</text:span></text:p>
                </text:list-item>
                <text:list-item>
                  <text:p text:style-name="P9"><text:span text:style-name="Strong_20_Emphasis"><text:span text:style-name="T3">Função de transição</text:span></text:span><text:span text:style-name="T3">: Define movimento, troca, apagamento e pulo.</text:span></text:p>
                </text:list-item>
                <text:list-item>
                  <text:p text:style-name="P9"><text:span text:style-name="Strong_20_Emphasis"><text:span text:style-name="T3">Estado inicial</text:span></text:span><text:span text:style-name="T3">: q0</text:span></text:p>
                </text:list-item>
                <text:list-item>
                  <text:p text:style-name="P9"><text:span text:style-name="Strong_20_Emphasis"><text:span text:style-name="T3">Símbolo branco</text:span></text:span><text:span text:style-name="T3">: [ ]</text:span></text:p>
                </text:list-item>
                <text:list-item>
                  <text:p text:style-name="P9"><text:span text:style-name="Strong_20_Emphasis"><text:span text:style-name="T3">Estados finais</text:span></text:span><text:span text:style-name="T3">: {qaccept, qreject}</text:span></text:p>
                </text:list-item>
              </text:list>
            </text:list-item>
            <text:list-item>
              <text:p text:style-name="P9"><text:span text:style-name="Strong_20_Emphasis"><text:span text:style-name="T3">Ensinamento</text:span></text:span><text:span text:style-name="T3">: Controle complexo, contadores e padrões.</text:span></text:p>
            </text:list-item>
            <text:list-item>
              <text:p text:style-name="P9"><text:span text:style-name="Strong_20_Emphasis"><text:span text:style-name="T3">Feedback</text:span></text:span><text:span text:style-name="T3">: Sucesso aciona luzes; falhas aumentam a tensão.</text:span></text:p>
            </text:list-item>
          </text:list>
        </text:list-item>
      </text:list>
      <text:p text:style-name="P4"><text:span text:style-name="Strong_20_Emphasis"><text:span text:style-name="T3">Interatividade (VR Simples)</text:span></text:span><text:span text:style-name="T3">:</text:span></text:p>
      <text:list xml:id="list2822971645" text:style-name="L7">
        <text:list-item>
          <text:p text:style-name="P10"><text:span text:style-name="Strong_20_Emphasis"><text:span text:style-name="T3">Fita VR</text:span></text:span><text:span text:style-name="T3">: Células iluminadas no chão ou flutuantes; o jogador anda sobre elas (gestos para esquerda/direita) e altera símbolos tocando (ex.: [ ] para [O]).</text:span></text:p>
        </text:list-item>
        <text:list-item>
          <text:p text:style-name="P10"><text:span text:style-name="Strong_20_Emphasis"><text:span text:style-name="T3">Ações</text:span></text:span><text:span text:style-name="T3">: Menu VR simples para selecionar ações (ex.: “trocar”, “apagar”, “pular”).</text:span></text:p>
        </text:list-item>
        <text:list-item>
          <text:p text:style-name="P10"><text:span text:style-name="Strong_20_Emphasis"><text:span text:style-name="T3">Eventos Dinâmicos</text:span></text:span><text:span text:style-name="T3">: Sirenes ou NPCs interrompendo (ex.: “Rápido, o inimigo avança!”) adicionam urgência.</text:span></text:p>
        </text:list-item>
        <text:list-item>
          <text:p text:style-name="P10"><text:span text:style-name="Strong_20_Emphasis"><text:span text:style-name="T3">Feedback</text:span></text:span><text:span text:style-name="T3">: Luzes e sons indicam sucesso/erro; NPCs reagem às escolhas.</text:span></text:p>
        </text:list-item>
      </text:list>
      <text:p text:style-name="P19"><text:span text:style-name="Strong_20_Emphasis"><text:span text:style-name="T3">Virada na História</text:span></text:span><text:span text:style-name="T3">: Após os cinco desafios, Turing revela um código nazista crítico. O jogador, deve usar o conhecimento adquirido </text:span><text:span text:style-name="T5">até agora</text:span><text:span text:style-name="T3"> para preparar a fita para a decifração final.</text:span></text:p>
      <text:h text:style-name="P2" text:outline-level="2">Clímax (Ato 3 - A Corrida Contra o Tempo)</text:h>
      <text:p text:style-name="P4"><text:span text:style-name="Strong_20_Emphasis"><text:span text:style-name="T3">Desafio Final</text:span></text:span><text:span text:style-name="T3">:</text:span></text:p>
      <text:list xml:id="list3380670039" text:style-name="L8">
        <text:list-item>
          <text:p text:style-name="P17">Decifrar um código nazista simulado em uma fita longa (ex.: sequência de [0], [1], [X]). O jogador anda sobre a fita, alterando símbolos e seguindo regras (via menu VR) para criar uma mensagem legível, em até 5 minutos.</text:p>
        </text:list-item>
        <text:list-item>
          <text:p text:style-name="P11"><text:span text:style-name="Strong_20_Emphasis"><text:span text:style-name="T3">Ambiente Tenso</text:span></text:span><text:span text:style-name="T3">: Sirenes, relógio acelerado e NPCs pressionando.</text:span></text:p>
        </text:list-item>
        <text:list-item>
          <text:p text:style-name="P11"><text:span text:style-name="Strong_20_Emphasis"><text:span text:style-name="T3">Eventos Dinâmicos</text:span></text:span><text:span text:style-name="T3">: Interrupções (ex.: falha na máquina) exigem ações rápidas.</text:span></text:p>
        </text:list-item>
        <text:list-item>
          <text:p text:style-name="P11"><text:soft-page-break/><text:span text:style-name="Strong_20_Emphasis"><text:span text:style-name="T3">Regras</text:span></text:span><text:span text:style-name="T3">:</text:span></text:p>
          <text:list>
            <text:list-item>
              <text:p text:style-name="P17">Use até 15 ações (movimentos, trocas, alterações), com 1 apagamento.</text:p>
            </text:list-item>
            <text:list-item>
              <text:p text:style-name="P17">Combine técnicas das fases (ex.: trocas, padrões).</text:p>
            </text:list-item>
          </text:list>
        </text:list-item>
      </text:list>
      <text:p text:style-name="P4"><text:span text:style-name="Strong_20_Emphasis"><text:span text:style-name="T3">Múltiplos Desfechos</text:span></text:span><text:span text:style-name="T3">:</text:span></text:p>
      <text:list xml:id="list3309377415" text:style-name="L9">
        <text:list-item>
          <text:p text:style-name="P24"><text:span text:style-name="Strong_20_Emphasis"><text:span text:style-name="T3">Sucesso</text:span></text:span><text:span text:style-name="T3">: O código é decifrado, impactando a guerra. Luzes verdes e aplausos de NPCs.</text:span></text:p>
        </text:list-item>
        <text:list-item>
          <text:p text:style-name="P24"><text:span text:style-name="Strong_20_Emphasis"><text:span text:style-name="T3">Falha</text:span></text:span><text:span text:style-name="T3">: O relógio zera, acionando um plano de contingência com uma segunda chance (3 minutos).</text:span></text:p>
        </text:list-item>
      </text:list>
      <text:h text:style-name="P2" text:outline-level="2">Conclusão (Epílogo - O Legado de Turing)</text:h>
      <text:p text:style-name="P19"><text:span text:style-name="Strong_20_Emphasis"><text:span text:style-name="T3">Cenário</text:span></text:span><text:span text:style-name="T3">: O jogador retorna ao escritório, agora silencioso, com papéis organizados e o rádio tocando música suave. Turing reflete sobre o impacto da decifração na guerra. O ambiente transita para um museu virtual, com painéis mostrando o legado de Turing: Máquinas de Turing, computação moderna e o Teste de Turing.</text:span></text:p>
      <text:p text:style-name="P4"><text:span text:style-name="Strong_20_Emphasis"><text:span text:style-name="T3">Detalhes Imersivos</text:span></text:span><text:span text:style-name="T3">:</text:span></text:p>
      <text:list xml:id="list1657608741" text:style-name="L10">
        <text:list-item>
          <text:p text:style-name="P12"><text:span text:style-name="Strong_20_Emphasis"><text:span text:style-name="T3">Museu Virtual</text:span></text:span><text:span text:style-name="T3">: Painéis interativos com vídeos e diagramas (ex.: primeiros computadores, conceitos de IA).</text:span></text:p>
        </text:list-item>
        <text:list-item>
          <text:p text:style-name="P12"><text:span text:style-name="Strong_20_Emphasis"><text:span text:style-name="T3">Easter Eggs</text:span></text:span><text:span text:style-name="T3">: Réplicas da Bombe ou anotações de Turing sobre computação.</text:span></text:p>
        </text:list-item>
        <text:list-item>
          <text:p text:style-name="P12"><text:span text:style-name="Strong_20_Emphasis"><text:span text:style-name="T3">Interatividade</text:span></text:span><text:span text:style-name="T3">: Toque em painéis (gestos VR) para aprender sobre avanços.</text:span></text:p>
        </text:list-item>
        <text:list-item>
          <text:p text:style-name="P25"><text:span text:style-name="Strong_20_Emphasis"><text:span text:style-name="T3">Mensagem Final</text:span></text:span><text:span text:style-name="T3">: Turing (projeção VR) diz: “Você foi o cabeçote, movendo-se pela fita e desvendando códigos. A Máquina de Turing plantou a semente da computação moderna, e agora o futuro está em suas mãos. Continue explorando e criando.”</text:span></text:p>
        </text:list-item>
      </text:list>
      <text:p text:style-name="P4"><text:span text:style-name="Strong_20_Emphasis"><text:span text:style-name="T3">Diferenciais do Roteiro</text:span></text:span><text:span text:style-name="T3">:</text:span></text:p>
      <text:list xml:id="list1894517731" text:style-name="L11">
        <text:list-item>
          <text:p text:style-name="P18">Narrativa histórica em Bletchley Park, com o jogador como cabeçote.</text:p>
        </text:list-item>
        <text:list-item>
          <text:p text:style-name="P18">Interação simples em VR (andar na fita, tocar para alterar símbolos).</text:p>
        </text:list-item>
        <text:list-item>
          <text:p text:style-name="P13"><text:span text:style-name="T3">Desafios de </text:span><text:span text:style-name="Strong_20_Emphasis"><text:span text:style-name="T3">"O Código Perdido"</text:span></text:span><text:span text:style-name="T3"> integrados, com séptuplas completas, ensinando Máquinas de Turing.</text:span></text:p>
        </text:list-item>
        <text:list-item>
          <text:p text:style-name="P18">Interface VR minimalista para fácil implementação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26:01.449663729</meta:creation-date>
    <dc:date>2025-06-05T08:56:36.544206105</dc:date>
    <meta:editing-duration>PT2M48S</meta:editing-duration>
    <meta:editing-cycles>1</meta:editing-cycles>
    <meta:document-statistic meta:table-count="0" meta:image-count="0" meta:object-count="0" meta:page-count="7" meta:paragraph-count="163" meta:word-count="1994" meta:character-count="11834" meta:non-whitespace-character-count="10143"/>
    <meta:generator>LibreOffice/7.3.7.2$Linux_X86_64 LibreOffice_project/30$Build-2</meta:generator>
  </office:meta>
</office:document-meta>
</file>